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1A3A071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102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79in" svg:height="0.2323in" svg:x="1.7508in" svg:y="2.1618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57in" svg:height="0.2217in" svg:x="1.9583in" svg:y="2.1618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71in" svg:height="0.2323in" svg:x="2.1736in" svg:y="2.1618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98in" svg:height="0.2287in" svg:x="2.3807in" svg:y="2.1618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87in" svg:height="0.2287in" svg:x="2.5902in" svg:y="2.1618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87in" svg:height="0.2287in" svg:x="2.7984in" svg:y="2.1618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13in" svg:height="0.2252in" svg:x="3.0071in" svg:y="2.1618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79in" svg:height="0.2287in" svg:x="3.2193in" svg:y="2.1618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79in" svg:height="0.2252in" svg:x="3.4272in" svg:y="2.1618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71in" svg:height="0.2252in" svg:x="3.6346in" svg:y="2.1618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43in" svg:height="0.2217in" svg:x="3.8417in" svg:y="2.1618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77in" svg:height="0.2252in" svg:x="4.0457in" svg:y="2.1618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79in" svg:height="0.2252in" svg:x="4.2634in" svg:y="2.1618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122in" svg:height="0.2358in" svg:x="4.4709in" svg:y="2.1543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71in" svg:height="0.2323in" svg:x="4.6827in" svg:y="2.1618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2024in" svg:height="0.2217in" svg:x="4.8898in" svg:y="2.161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122in" svg:height="0.2217in" svg:x="5.0917in" svg:y="2.1689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114in" svg:height="0.2217in" svg:x="5.3035in" svg:y="2.1689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232in" svg:height="0.215in" svg:x="5.5146in" svg:y="2.1689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925in" svg:height="0.2185in" svg:x="5.7374in" svg:y="2.1654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248in" svg:height="0.2323in" svg:x="5.9299in" svg:y="2.1618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1925in" svg:height="0.2217in" svg:x="6.1543in" svg:y="2.1654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15in" svg:height="0.2185in" svg:x="6.3465in" svg:y="2.1689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24in" svg:height="0.2217in" svg:x="6.561in" svg:y="2.1689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2004in" svg:height="0.215in" svg:x="6.7846in" svg:y="2.1689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98in" svg:height="0.2252in" svg:x="6.9846in" svg:y="2.1618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79in" svg:height="0.2252in" svg:x="7.1945in" svg:y="2.1618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134in" svg:height="0.2252in" svg:x="1.5374in" svg:y="2.1618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71in" svg:height="0.2185in" svg:x="7.402in" svg:y="2.1689in"><draw:text-box><text:p text:style-name="P3"><text:span text:style-name="T1"><text:a xlink:href="python://get_nama_wajib_pajak(o,28)" xlink:type="simple">28</text:a></text:span></text:p></draw:text-box></draw:frame><draw:frame text:anchor-type="paragraph" draw:z-index="111" draw:style-name="gr12" draw:text-style-name="P13" svg:width="0.2004in" svg:height="0.2213in" svg:x="1.7528in" svg:y="1.9083in"><draw:text-box><text:p text:style-name="P12"><text:span text:style-name="T1"><text:a xlink:href="python://get_npwp_wajib_pajak(o,1)" xlink:type="simple">1</text:a></text:span></text:p></draw:text-box></draw:frame><draw:frame text:anchor-type="paragraph" draw:z-index="112" draw:style-name="gr8" draw:text-style-name="P5" svg:width="0.2157in" svg:height="0.2224in" svg:x="2.1583in" svg:y="1.9083in"><draw:text-box><text:p text:style-name="P12"><text:span text:style-name="T1"><text:a xlink:href="python://get_npwp_wajib_pajak(o,2)" xlink:type="simple">2</text:a></text:span></text:p></draw:text-box></draw:frame><draw:frame text:anchor-type="paragraph" draw:z-index="113" draw:style-name="gr8" draw:text-style-name="P5" svg:width="0.2087in" svg:height="0.2224in" svg:x="2.3736in" svg:y="1.9083in"><draw:text-box><text:p text:style-name="P12"><text:span text:style-name="T1"><text:a xlink:href="python://get_npwp_wajib_pajak(o,3)" xlink:type="simple">3</text:a></text:span></text:p></draw:text-box></draw:frame><draw:frame text:anchor-type="paragraph" draw:z-index="114" draw:style-name="gr4" draw:text-style-name="P5" svg:width="0.2071in" svg:height="0.2252in" svg:x="2.5819in" svg:y="1.9083in"><draw:text-box><text:p text:style-name="P12"><text:span text:style-name="T1"><text:a xlink:href="python://get_npwp_wajib_pajak(o,4)" xlink:type="simple">4</text:a></text:span></text:p></draw:text-box></draw:frame><draw:frame text:anchor-type="paragraph" draw:z-index="115" draw:style-name="gr8" draw:text-style-name="P5" svg:width="0.2024in" svg:height="0.2224in" svg:x="3.0083in" svg:y="1.9083in"><draw:text-box><text:p text:style-name="P12"><text:span text:style-name="T1"><text:a xlink:href="python://get_npwp_wajib_pajak(o,5)" xlink:type="simple">5</text:a></text:span></text:p></draw:text-box></draw:frame><draw:frame text:anchor-type="paragraph" draw:z-index="116" draw:style-name="gr8" draw:text-style-name="P5" svg:width="0.2071in" svg:height="0.2224in" svg:x="3.2102in" svg:y="1.9083in"><draw:text-box><text:p text:style-name="P3"><text:span text:style-name="T2"><text:a xlink:href="python://get_npwp_wajib_pajak(o,6)" xlink:type="simple">6</text:a></text:span></text:p></draw:text-box></draw:frame><draw:frame text:anchor-type="paragraph" draw:z-index="117" draw:style-name="gr4" draw:text-style-name="P5" svg:width="0.2213in" svg:height="0.2252in" svg:x="3.4173in" svg:y="1.9083in"><draw:text-box><text:p text:style-name="P3"><text:span text:style-name="T2"><text:a xlink:href="python://get_npwp_wajib_pajak(o,7)" xlink:type="simple">7</text:a></text:span></text:p></draw:text-box></draw:frame><draw:frame text:anchor-type="paragraph" draw:z-index="118" draw:style-name="gr4" draw:text-style-name="P5" svg:width="0.2067in" svg:height="0.2252in" svg:x="3.839in" svg:y="1.9083in"><draw:text-box><text:p text:style-name="P3"><text:span text:style-name="T2"><text:a xlink:href="python://get_npwp_wajib_pajak(o,8)" xlink:type="simple">8</text:a></text:span></text:p></draw:text-box></draw:frame><draw:frame text:anchor-type="paragraph" draw:z-index="119" draw:style-name="gr4" draw:text-style-name="P5" svg:width="0.2134in" svg:height="0.2252in" svg:x="4.2528in" svg:y="1.9083in"><draw:text-box><text:p text:style-name="P3"><text:span text:style-name="T2"><text:a xlink:href="python://get_npwp_wajib_pajak(o,9)" xlink:type="simple">9</text:a></text:span></text:p></draw:text-box></draw:frame><draw:frame text:anchor-type="paragraph" draw:z-index="120" draw:style-name="gr8" draw:text-style-name="P6" svg:width="0.2094in" svg:height="0.2224in" svg:x="4.4661in" svg:y="1.9083in"><draw:text-box><text:p text:style-name="P3"><text:span text:style-name="T2"><text:a xlink:href="python://get_npwp_wajib_pajak(o,10)" xlink:type="simple">10</text:a></text:span></text:p></draw:text-box></draw:frame><draw:frame text:anchor-type="paragraph" draw:z-index="121" draw:style-name="gr4" draw:text-style-name="P6" svg:width="0.2059in" svg:height="0.2252in" svg:x="4.6752in" svg:y="1.9083in"><draw:text-box><text:p text:style-name="P3"><text:span text:style-name="T2"><text:a xlink:href="python://get_npwp_wajib_pajak(o,11)" xlink:type="simple">11</text:a></text:span></text:p></draw:text-box></draw:frame><draw:frame text:anchor-type="paragraph" draw:z-index="122" draw:style-name="gr4" draw:text-style-name="P6" svg:width="0.2122in" svg:height="0.2252in" svg:x="5.0925in" svg:y="1.9083in"><draw:text-box><text:p text:style-name="P3"><text:span text:style-name="T2"><text:a xlink:href="python://get_npwp_wajib_pajak(o,12)" xlink:type="simple">12</text:a></text:span></text:p></draw:text-box></draw:frame><draw:frame text:anchor-type="paragraph" draw:z-index="123" draw:style-name="gr8" draw:text-style-name="P6" svg:width="0.2106in" svg:height="0.2224in" svg:x="5.3043in" svg:y="1.9083in"><draw:text-box><text:p text:style-name="P3"><text:span text:style-name="T2"><text:a xlink:href="python://get_npwp_wajib_pajak(o,13)" xlink:type="simple">13</text:a></text:span></text:p></draw:text-box></draw:frame><draw:frame text:anchor-type="paragraph" draw:z-index="124" draw:style-name="gr4" draw:text-style-name="P6" svg:width="0.2106in" svg:height="0.2252in" svg:x="5.5146in" svg:y="1.9083in"><draw:text-box><text:p text:style-name="P3"><text:span text:style-name="T2"><text:a xlink:href="python://get_npwp_wajib_pajak(o,14)" xlink:type="simple">14</text:a></text:span></text:p></draw:text-box></draw:frame><draw:frame text:anchor-type="paragraph" draw:z-index="125" draw:style-name="gr13" draw:text-style-name="P13" svg:width="0.2024in" svg:height="0.224in" svg:x="1.5398in" svg:y="1.9083in"><draw:text-box><text:p text:style-name="P12"><text:span text:style-name="T1"><text:a xlink:href="python://get_npwp_wajib_pajak(o,0)" xlink:type="simple">0</text:a></text:span></text:p></draw:text-box></draw:frame><draw:frame text:anchor-type="paragraph" draw:z-index="126" draw:style-name="gr7" draw:text-style-name="P13" svg:width="0.1941in" svg:height="0.2185in" svg:x="3.6209in" svg:y="9.6972in"><draw:text-box><text:p text:style-name="P12"><text:span text:style-name="T1"><text:a xlink:href="python://get_npwp_pemotong_pajak(o,1)" xlink:type="simple">1</text:a></text:span></text:p></draw:text-box></draw:frame><draw:frame text:anchor-type="paragraph" draw:z-index="127" draw:style-name="gr7" draw:text-style-name="P5" svg:width="0.1941in" svg:height="0.2185in" svg:x="4.0346in" svg:y="9.6972in"><draw:text-box><text:p text:style-name="P12"><text:span text:style-name="T1"><text:a xlink:href="python://get_npwp_pemotong_pajak(o,2)" xlink:type="simple">2</text:a></text:span></text:p></draw:text-box></draw:frame><draw:frame text:anchor-type="paragraph" draw:z-index="128" draw:style-name="gr7" draw:text-style-name="P5" svg:width="0.1949in" svg:height="0.2185in" svg:x="4.2547in" svg:y="9.6972in"><draw:text-box><text:p text:style-name="P12"><text:span text:style-name="T1"><text:a xlink:href="python://get_npwp_pemotong_pajak(o,3)" xlink:type="simple">3</text:a></text:span></text:p></draw:text-box></draw:frame><draw:frame text:anchor-type="paragraph" draw:z-index="129" draw:style-name="gr7" draw:text-style-name="P5" svg:width="0.1933in" svg:height="0.2185in" svg:x="4.4638in" svg:y="9.698in"><draw:text-box><text:p text:style-name="P12"><text:span text:style-name="T1"><text:a xlink:href="python://get_npwp_pemotong_pajak(o,4)" xlink:type="simple">4</text:a></text:span></text:p></draw:text-box></draw:frame><draw:frame text:anchor-type="paragraph" draw:z-index="130" draw:style-name="gr7" draw:text-style-name="P5" svg:width="0.1949in" svg:height="0.2185in" svg:x="4.8752in" svg:y="9.698in"><draw:text-box><text:p text:style-name="P12"><text:span text:style-name="T1"><text:a xlink:href="python://get_npwp_pemotong_pajak(o,5)" xlink:type="simple">5</text:a></text:span></text:p></draw:text-box></draw:frame><draw:frame text:anchor-type="paragraph" draw:z-index="131" draw:style-name="gr7" draw:text-style-name="P5" svg:width="0.1953in" svg:height="0.2185in" svg:x="5.0811in" svg:y="9.698in"><draw:text-box><text:p text:style-name="P3"><text:span text:style-name="T2"><text:a xlink:href="python://get_npwp_pemotong_pajak(o,6)" xlink:type="simple">6</text:a></text:span></text:p></draw:text-box></draw:frame><draw:frame text:anchor-type="paragraph" draw:z-index="132" draw:style-name="gr7" draw:text-style-name="P5" svg:width="0.1941in" svg:height="0.2185in" svg:x="5.298in" svg:y="9.698in"><draw:text-box><text:p text:style-name="P3"><text:span text:style-name="T2"><text:a xlink:href="python://get_npwp_pemotong_pajak(o,7)" xlink:type="simple">7</text:a></text:span></text:p></draw:text-box></draw:frame><draw:frame text:anchor-type="paragraph" draw:z-index="133" draw:style-name="gr7" draw:text-style-name="P5" svg:width="0.2012in" svg:height="0.2185in" svg:x="5.7028in" svg:y="9.698in"><draw:text-box><text:p text:style-name="P3"><text:span text:style-name="T2"><text:a xlink:href="python://get_npwp_pemotong_pajak(o,8)" xlink:type="simple">8</text:a></text:span></text:p></draw:text-box></draw:frame><draw:frame text:anchor-type="paragraph" draw:z-index="134" draw:style-name="gr7" draw:text-style-name="P5" svg:width="0.2004in" svg:height="0.2185in" svg:x="6.1272in" svg:y="9.698in"><draw:text-box><text:p text:style-name="P3"><text:span text:style-name="T2"><text:a xlink:href="python://get_npwp_pemotong_pajak(o,9)" xlink:type="simple">9</text:a></text:span></text:p></draw:text-box></draw:frame><draw:frame text:anchor-type="paragraph" draw:z-index="135" draw:style-name="gr7" draw:text-style-name="P6" svg:width="0.2012in" svg:height="0.2185in" svg:x="6.3425in" svg:y="9.698in"><draw:text-box><text:p text:style-name="P3"><text:span text:style-name="T2"><text:a xlink:href="python://get_npwp_pemotong_pajak(o,10)" xlink:type="simple">10</text:a></text:span></text:p></draw:text-box></draw:frame><draw:frame text:anchor-type="paragraph" draw:z-index="136" draw:style-name="gr7" draw:text-style-name="P6" svg:width="0.1996in" svg:height="0.2185in" svg:x="6.5583in" svg:y="9.698in"><draw:text-box><text:p text:style-name="P3"><text:span text:style-name="T2"><text:a xlink:href="python://get_npwp_pemotong_pajak(o,11)" xlink:type="simple">11</text:a></text:span></text:p></draw:text-box></draw:frame><draw:frame text:anchor-type="paragraph" draw:z-index="137" draw:style-name="gr7" draw:text-style-name="P6" svg:width="0.2004in" svg:height="0.2185in" svg:x="6.9811in" svg:y="9.698in"><draw:text-box><text:p text:style-name="P3"><text:span text:style-name="T2"><text:a xlink:href="python://get_npwp_pemotong_pajak(o,12)" xlink:type="simple">12</text:a></text:span></text:p></draw:text-box></draw:frame><draw:frame text:anchor-type="paragraph" draw:z-index="138" draw:style-name="gr7" draw:text-style-name="P6" svg:width="0.2004in" svg:height="0.2185in" svg:x="7.189in" svg:y="9.698in"><draw:text-box><text:p text:style-name="P3"><text:span text:style-name="T2"><text:a xlink:href="python://get_npwp_pemotong_pajak(o,13)" xlink:type="simple">13</text:a></text:span></text:p></draw:text-box></draw:frame><draw:frame text:anchor-type="paragraph" draw:z-index="139" draw:style-name="gr7" draw:text-style-name="P6" svg:width="0.2004in" svg:height="0.2185in" svg:x="7.3965in" svg:y="9.698in"><draw:text-box><text:p text:style-name="P3"><text:span text:style-name="T2"><text:a xlink:href="python://get_npwp_pemotong_pajak(o,14)" xlink:type="simple">14</text:a></text:span></text:p></draw:text-box></draw:frame><draw:frame text:anchor-type="paragraph" draw:z-index="140" draw:style-name="gr7" draw:text-style-name="P13" svg:width="0.1949in" svg:height="0.2185in" svg:x="3.4035in" svg:y="9.698in"><draw:text-box><text:p text:style-name="P12"><text:span text:style-name="T1"><text:a xlink:href="python://get_npwp_pemotong_pajak(o,0)" xlink:type="simple">0</text:a></text:span></text:p></draw:text-box></draw:frame><draw:frame text:anchor-type="paragraph" draw:z-index="141" draw:style-name="gr14" draw:text-style-name="P4" svg:width="0.1949in" svg:height="0.2114in" svg:x="3.6134in" svg:y="9.9972in"><draw:text-box><text:p text:style-name="P3"><text:span text:style-name="T1"><text:a xlink:href="python://get_nama_pemotong_pajak(o,1)" xlink:type="simple">1</text:a></text:span></text:p></draw:text-box></draw:frame><draw:frame text:anchor-type="paragraph" draw:z-index="142" draw:style-name="gr14" draw:text-style-name="P4" svg:width="0.1949in" svg:height="0.2114in" svg:x="3.8201in" svg:y="9.9972in"><draw:text-box><text:p text:style-name="P3"><text:span text:style-name="T1"><text:a xlink:href="python://get_nama_pemotong_pajak(o,2)" xlink:type="simple">2</text:a></text:span></text:p></draw:text-box></draw:frame><draw:frame text:anchor-type="paragraph" draw:z-index="143" draw:style-name="gr14" draw:text-style-name="P4" svg:width="0.1949in" svg:height="0.2114in" svg:x="4.0291in" svg:y="9.9972in"><draw:text-box><text:p text:style-name="P3"><text:span text:style-name="T1"><text:a xlink:href="python://get_nama_pemotong_pajak(o,3)" xlink:type="simple">3</text:a></text:span></text:p></draw:text-box></draw:frame><draw:frame text:anchor-type="paragraph" draw:z-index="144" draw:style-name="gr14" draw:text-style-name="P4" svg:width="0.1949in" svg:height="0.2114in" svg:x="4.2508in" svg:y="9.9972in"><draw:text-box><text:p text:style-name="P3"><text:span text:style-name="T1"><text:a xlink:href="python://get_nama_pemotong_pajak(o,4)" xlink:type="simple">4</text:a></text:span></text:p></draw:text-box></draw:frame><draw:frame text:anchor-type="paragraph" draw:z-index="145" draw:style-name="gr14" draw:text-style-name="P5" svg:width="0.1949in" svg:height="0.2114in" svg:x="4.4598in" svg:y="9.9972in"><draw:text-box><text:p text:style-name="P3"><text:span text:style-name="T2"><text:a xlink:href="python://get_nama_pemotong_pajak(o,5)" xlink:type="simple">5</text:a></text:span></text:p></draw:text-box></draw:frame><draw:frame text:anchor-type="paragraph" draw:z-index="146" draw:style-name="gr14" draw:text-style-name="P5" svg:width="0.1949in" svg:height="0.2114in" svg:x="4.6665in" svg:y="9.9972in"><draw:text-box><text:p text:style-name="P3"><text:span text:style-name="T2"><text:a xlink:href="python://get_nama_pemotong_pajak(o,6)" xlink:type="simple">6</text:a></text:span></text:p></draw:text-box></draw:frame><draw:frame text:anchor-type="paragraph" draw:z-index="147" draw:style-name="gr14" draw:text-style-name="P5" svg:width="0.1953in" svg:height="0.2114in" svg:x="4.8728in" svg:y="9.9972in"><draw:text-box><text:p text:style-name="P3"><text:span text:style-name="T2"><text:a xlink:href="python://get_nama_pemotong_pajak(o,7)" xlink:type="simple">7</text:a></text:span></text:p></draw:text-box></draw:frame><draw:frame text:anchor-type="paragraph" draw:z-index="148" draw:style-name="gr15" draw:text-style-name="P4" svg:width="0.1949in" svg:height="0.2106in" svg:x="5.0799in" svg:y="9.9984in"><draw:text-box><text:p text:style-name="P3"><text:span text:style-name="T1"><text:a xlink:href="python://get_nama_pemotong_pajak(o,8)" xlink:type="simple">8</text:a></text:span></text:p></draw:text-box></draw:frame><draw:frame text:anchor-type="paragraph" draw:z-index="149" draw:style-name="gr14" draw:text-style-name="P4" svg:width="0.1949in" svg:height="0.2114in" svg:x="5.2972in" svg:y="9.9972in"><draw:text-box><text:p text:style-name="P3"><text:span text:style-name="T1"><text:a xlink:href="python://get_nama_pemotong_pajak(o,9)" xlink:type="simple">9</text:a></text:span></text:p></draw:text-box></draw:frame><draw:frame text:anchor-type="paragraph" draw:z-index="150" draw:style-name="gr15" draw:text-style-name="P6" svg:width="0.2004in" svg:height="0.2106in" svg:x="5.5043in" svg:y="9.9984in"><draw:text-box><text:p text:style-name="P3"><text:span text:style-name="T1"><text:a xlink:href="python://get_nama_pemotong_pajak(o,10)" xlink:type="simple">10</text:a></text:span></text:p></draw:text-box></draw:frame><draw:frame text:anchor-type="paragraph" draw:z-index="151" draw:style-name="gr15" draw:text-style-name="P6" svg:width="0.2016in" svg:height="0.2106in" svg:x="5.7035in" svg:y="9.9984in"><draw:text-box><text:p text:style-name="P3"><text:span text:style-name="T1"><text:a xlink:href="python://get_nama_pemotong_pajak(o,11)" xlink:type="simple">11</text:a></text:span></text:p></draw:text-box></draw:frame><draw:frame text:anchor-type="paragraph" draw:z-index="152" draw:style-name="gr15" draw:text-style-name="P6" svg:width="0.2016in" svg:height="0.2106in" svg:x="5.9118in" svg:y="9.9984in"><draw:text-box><text:p text:style-name="P3"><text:span text:style-name="T1"><text:a xlink:href="python://get_nama_pemotong_pajak(o,12)" xlink:type="simple">12</text:a></text:span></text:p></draw:text-box></draw:frame><draw:frame text:anchor-type="paragraph" draw:z-index="153" draw:style-name="gr15" draw:text-style-name="P6" svg:width="0.2012in" svg:height="0.2106in" svg:x="6.1291in" svg:y="9.9984in"><draw:text-box><text:p text:style-name="P3"><text:span text:style-name="T1"><text:a xlink:href="python://get_nama_pemotong_pajak(o,13)" xlink:type="simple">13</text:a></text:span></text:p></draw:text-box></draw:frame><draw:frame text:anchor-type="paragraph" draw:z-index="154" draw:style-name="gr15" draw:text-style-name="P6" svg:width="0.2012in" svg:height="0.2106in" svg:x="6.3457in" svg:y="9.9984in"><draw:text-box><text:p text:style-name="P3"><text:span text:style-name="T1"><text:a xlink:href="python://get_nama_pemotong_pajak(o,14)" xlink:type="simple">14</text:a></text:span></text:p></draw:text-box></draw:frame><draw:frame text:anchor-type="paragraph" draw:z-index="155" draw:style-name="gr15" draw:text-style-name="P6" svg:width="0.2012in" svg:height="0.2106in" svg:x="6.5618in" svg:y="9.9984in"><draw:text-box><text:p text:style-name="P3"><text:span text:style-name="T1"><text:a xlink:href="python://get_nama_pemotong_pajak(o,15)" xlink:type="simple">15</text:a></text:span></text:p></draw:text-box></draw:frame><draw:frame text:anchor-type="paragraph" draw:z-index="156" draw:style-name="gr15" draw:text-style-name="P6" svg:width="0.2012in" svg:height="0.2106in" svg:x="6.7709in" svg:y="9.9984in"><draw:text-box><text:p text:style-name="P3"><text:span text:style-name="T1"><text:a xlink:href="python://get_nama_pemotong_pajak(o,16)" xlink:type="simple">16</text:a></text:span></text:p></draw:text-box></draw:frame><draw:frame text:anchor-type="paragraph" draw:z-index="157" draw:style-name="gr15" draw:text-style-name="P6" svg:width="0.2004in" svg:height="0.2106in" svg:x="6.9791in" svg:y="9.9984in"><draw:text-box><text:p text:style-name="P3"><text:span text:style-name="T1"><text:a xlink:href="python://get_nama_pemotong_pajak(o,17)" xlink:type="simple">17</text:a></text:span></text:p></draw:text-box></draw:frame><draw:frame text:anchor-type="paragraph" draw:z-index="158" draw:style-name="gr15" draw:text-style-name="P6" svg:width="0.2012in" svg:height="0.2106in" svg:x="7.1799in" svg:y="9.9984in"><draw:text-box><text:p text:style-name="P3"><text:span text:style-name="T1"><text:a xlink:href="python://get_nama_pemotong_pajak(o,18)" xlink:type="simple">18</text:a></text:span></text:p></draw:text-box></draw:frame><draw:frame text:anchor-type="paragraph" draw:z-index="159" draw:style-name="gr15" draw:text-style-name="P6" svg:width="0.2016in" svg:height="0.2106in" svg:x="7.3953in" svg:y="9.9984in"><draw:text-box><text:p text:style-name="P3"><text:span text:style-name="T1"><text:a xlink:href="python://get_nama_pemotong_pajak(o,19)" xlink:type="simple">19</text:a></text:span></text:p></draw:text-box></draw:frame><draw:frame text:anchor-type="paragraph" draw:z-index="160" draw:style-name="gr15" draw:text-style-name="P4" svg:width="0.1953in" svg:height="0.2106in" svg:x="3.411in" svg:y="9.9898in"><draw:text-box><text:p text:style-name="P3"><text:span text:style-name="T1"><text:a xlink:href="python://get_nama_pemotong_pajak(o,0)" xlink:type="simple">0</text:a></text:span></text:p></draw:text-box></draw:frame><draw:frame text:anchor-type="paragraph" draw:z-index="29" draw:style-name="gr8" draw:text-style-name="P5" svg:width="0.2087in" svg:height="0.2224in" svg:x="1.7437in" svg:y="2.4366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067in" svg:height="0.2224in" svg:x="1.952in" svg:y="2.4366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2276in" svg:height="0.2224in" svg:x="2.1583in" svg:y="2.4366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205in" svg:height="0.2224in" svg:x="2.3665in" svg:y="2.4366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87in" svg:height="0.2217in" svg:x="2.5866in" svg:y="2.4374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2067in" svg:height="0.2217in" svg:x="2.7953in" svg:y="2.4374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067in" svg:height="0.2217in" svg:x="3.0016in" svg:y="2.4374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71in" svg:height="0.2217in" svg:x="3.2075in" svg:y="2.4374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157in" svg:height="0.2217in" svg:x="3.4146in" svg:y="2.4374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134in" svg:height="0.2217in" svg:x="3.6299in" svg:y="2.4374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87in" svg:height="0.2217in" svg:x="3.8417in" svg:y="2.4374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157in" svg:height="0.2217in" svg:x="4.05in" svg:y="2.4374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2012in" svg:height="0.2217in" svg:x="4.2654in" svg:y="2.4374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161in" svg:height="0.2217in" svg:x="4.4661in" svg:y="2.4374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1996in" svg:height="0.2217in" svg:x="4.6811in" svg:y="2.4374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2161in" svg:height="0.2217in" svg:x="4.8807in" svg:y="2.4374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2031in" svg:height="0.2217in" svg:x="5.0965in" svg:y="2.4374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2004in" svg:height="0.2217in" svg:x="5.3209in" svg:y="2.4374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2079in" svg:height="0.2217in" svg:x="5.5201in" svg:y="2.4374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079in" svg:height="0.2217in" svg:x="5.728in" svg:y="2.4374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161in" svg:height="0.2217in" svg:x="5.9354in" svg:y="2.4374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87in" svg:height="0.2217in" svg:x="6.1516in" svg:y="2.4374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079in" svg:height="0.2217in" svg:x="6.3598in" svg:y="2.4374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79in" svg:height="0.2217in" svg:x="6.5673in" svg:y="2.4374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79in" svg:height="0.2217in" svg:x="6.7752in" svg:y="2.4374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161in" svg:height="0.2122in" svg:x="6.9827in" svg:y="2.4374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2004in" svg:height="0.2217in" svg:x="7.1984in" svg:y="2.4374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2031in" svg:height="0.2217in" svg:x="1.5409in" svg:y="2.4374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2012in" svg:height="0.2185in" svg:x="7.4138in" svg:y="2.4374in"><draw:text-box><text:p text:style-name="P3"><text:span text:style-name="T2"><text:a xlink:href="python://get_alamat_wajib_pajak(o,28)" xlink:type="simple">28</text:a></text:span></text:p></draw:text-box></draw:frame><draw:frame text:anchor-type="paragraph" draw:z-index="58" draw:style-name="gr10" draw:text-style-name="P7" svg:width="6.7776in" svg:height="0.2169in" svg:x="0.0835in" svg:y="3.1264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1.6614in" svg:height="0.2106in" svg:x="2.5445in" svg:y="4.8634in"><draw:text-box><text:p text:style-name="P8"><text:span text:style-name="T4"><text:a xlink:href="python://formatLang(get_matrix_line(5).get('bruto', &quot;&quot;), dp='Bukti Potong PPH No Decimal')" xlink:type="simple">BRUTO_5</text:a></text:span></text:p></draw:text-box></draw:frame><draw:frame text:anchor-type="paragraph" draw:z-index="61" draw:style-name="gr11" draw:text-style-name="P7" svg:width="1.6614in" svg:height="0.2106in" svg:x="2.5445in" svg:y="4.1925in"><draw:text-box><text:p text:style-name="P8"><text:span text:style-name="T4"><text:a xlink:href="python://formatLang(get_matrix_line(4).get('bruto', &quot;&quot;), dp='Bukti Potong PPH No Decimal')" xlink:type="simple">BRUTO_4</text:a></text:span></text:p></draw:text-box></draw:frame><draw:frame text:anchor-type="paragraph" draw:z-index="62" draw:style-name="gr11" draw:text-style-name="P7" svg:width="1.6622in" svg:height="0.2106in" svg:x="2.552in" svg:y="3.9626in"><draw:text-box><text:p text:style-name="P8"><text:span text:style-name="T4"><text:a xlink:href="python://formatLang(get_matrix_line(3).get('bruto', &quot;&quot;), dp='Bukti Potong PPH No Decimal')" xlink:type="simple">BRUTO_3</text:a></text:span></text:p></draw:text-box></draw:frame><draw:frame text:anchor-type="paragraph" draw:z-index="63" draw:style-name="gr11" draw:text-style-name="P7" svg:width="1.6614in" svg:height="0.2205in" svg:x="2.5555in" svg:y="3.7425in"><draw:text-box><text:p text:style-name="P8"><text:span text:style-name="T4"><text:a xlink:href="python://formatLang(get_matrix_line(2).get('bruto', &quot;&quot;), dp='Bukti Potong PPH No Decimal')" xlink:type="simple">BRUTO_2</text:a></text:span></text:p></draw:text-box></draw:frame><draw:frame text:anchor-type="paragraph" draw:z-index="64" draw:style-name="gr11" draw:text-style-name="P7" svg:width="1.6614in" svg:height="0.2331in" svg:x="2.5555in" svg:y="3.5098in"><draw:text-box><text:p text:style-name="P8"><text:span text:style-name="T4"><text:a xlink:href="python://formatLang(get_matrix_line(1).get('bruto', &quot;&quot;), dp='Bukti Potong PPH No Decimal')" xlink:type="simple">BRUTO_1</text:a></text:span></text:p></draw:text-box></draw:frame><draw:frame text:anchor-type="paragraph" draw:z-index="65" draw:style-name="gr11" draw:text-style-name="P7" svg:width="1.6622in" svg:height="0.2106in" svg:x="2.552in" svg:y="5.761in"><draw:text-box><text:p text:style-name="P8"><text:span text:style-name="T4"><text:a xlink:href="python://formatLang(get_matrix_line(6).get('bruto', &quot;&quot;), dp='Bukti Potong PPH No Decimal')" xlink:type="simple">BRUTO_6</text:a></text:span></text:p></draw:text-box></draw:frame><draw:frame text:anchor-type="paragraph" draw:z-index="66" draw:style-name="gr11" draw:text-style-name="P7" svg:width="1.6622in" svg:height="0.2106in" svg:x="2.552in" svg:y="5.9902in"><draw:text-box><text:p text:style-name="P8"><text:span text:style-name="T4"><text:a xlink:href="python://formatLang(get_matrix_line(7).get('bruto', &quot;&quot;), dp='Bukti Potong PPH No Decimal')" xlink:type="simple">BRUTO_7</text:a></text:span></text:p></draw:text-box></draw:frame><draw:frame text:anchor-type="paragraph" draw:z-index="67" draw:style-name="gr11" draw:text-style-name="P7" svg:width="1.6614in" svg:height="0.2106in" svg:x="2.5445in" svg:y="6.2189in"><draw:text-box><text:p text:style-name="P8"><text:span text:style-name="T4"><text:a xlink:href="python://formatLang(get_matrix_line(8).get('bruto', &quot;&quot;), dp='Bukti Potong PPH No Decimal')" xlink:type="simple">BRUTO_8</text:a></text:span></text:p></draw:text-box></draw:frame><draw:frame text:anchor-type="paragraph" draw:z-index="68" draw:style-name="gr11" draw:text-style-name="P7" svg:width="1.6614in" svg:height="0.2106in" svg:x="2.5445in" svg:y="6.6709in"><draw:text-box><text:p text:style-name="P8"><text:span text:style-name="T4"><text:a xlink:href="python://formatLang(get_matrix_line(9).get('bruto', &quot;&quot;), dp='Bukti Potong PPH No Decimal')" xlink:type="simple">BRUTO_9</text:a></text:span></text:p></draw:text-box></draw:frame><draw:frame text:anchor-type="paragraph" draw:z-index="69" draw:style-name="gr11" draw:text-style-name="P7" svg:width="1.6622in" svg:height="0.2106in" svg:x="2.552in" svg:y="6.9008in"><draw:text-box><text:p text:style-name="P8"><text:span text:style-name="T4"><text:a xlink:href="python://formatLang(get_matrix_line(10).get('bruto', &quot;&quot;), dp='Bukti Potong PPH No Decimal')" xlink:type="simple">BRUTO_10</text:a></text:span></text:p></draw:text-box></draw:frame><draw:frame text:anchor-type="paragraph" draw:z-index="70" draw:style-name="gr11" draw:text-style-name="P7" svg:width="1.6614in" svg:height="0.2106in" svg:x="2.5638in" svg:y="7.1201in"><draw:text-box><text:p text:style-name="P8"><text:span text:style-name="T4"><text:a xlink:href="python://formatLang(get_matrix_line(11).get('bruto', &quot;&quot;), dp='Bukti Potong PPH No Decimal')" xlink:type="simple">BRUTO_11</text:a></text:span></text:p></draw:text-box></draw:frame><draw:frame text:anchor-type="paragraph" draw:z-index="71" draw:style-name="gr11" draw:text-style-name="P7" svg:width="1.6622in" svg:height="0.2114in" svg:x="2.552in" svg:y="7.3484in"><draw:text-box><text:p text:style-name="P8"><text:span text:style-name="T4"><text:a xlink:href="python://formatLang(get_matrix_line(12).get('bruto', &quot;&quot;), dp='Bukti Potong PPH No Decimal')" xlink:type="simple">BRUTO_12</text:a></text:span></text:p></draw:text-box></draw:frame><draw:frame text:anchor-type="paragraph" draw:z-index="72" draw:style-name="gr11" draw:text-style-name="P7" svg:width="1.674in" svg:height="0.2106in" svg:x="2.5425in" svg:y="7.572in"><draw:text-box><text:p text:style-name="P8"><text:span text:style-name="T4"><text:a xlink:href="python://formatLang(get_matrix_line(13).get('bruto', &quot;&quot;), dp='Bukti Potong PPH No Decimal')" xlink:type="simple">BRUTO_13</text:a></text:span></text:p></draw:text-box></draw:frame><draw:frame text:anchor-type="paragraph" draw:z-index="73" draw:style-name="gr11" draw:text-style-name="P7" svg:width="1.6677in" svg:height="0.2106in" svg:x="2.5425in" svg:y="7.8028in"><draw:text-box><text:p text:style-name="P8"><text:span text:style-name="T4"><text:a xlink:href="python://formatLang(get_matrix_line(14).get('bruto', &quot;&quot;), dp='Bukti Potong PPH No Decimal')" xlink:type="simple">BRUTO_14</text:a></text:span></text:p></draw:text-box></draw:frame><draw:frame text:anchor-type="paragraph" draw:z-index="74" draw:style-name="gr11" draw:text-style-name="P7" svg:width="1.5913in" svg:height="0.2098in" svg:x="5.9374in" svg:y="4.8783in"><draw:text-box><text:p text:style-name="P8"><text:span text:style-name="T4"><text:a xlink:href="python://formatLang(get_matrix_line(5).get('pph_dipotong', &quot;&quot;), dp='Bukti Potong PPH No Decimal')" xlink:type="simple">PPH_5</text:a></text:span></text:p></draw:text-box></draw:frame><draw:frame text:anchor-type="paragraph" draw:z-index="75" draw:style-name="gr11" draw:text-style-name="P7" svg:width="1.5913in" svg:height="0.2098in" svg:x="5.9417in" svg:y="4.2043in"><draw:text-box><text:p text:style-name="P8"><text:span text:style-name="T4"><text:a xlink:href="python://formatLang(get_matrix_line(4).get('pph_dipotong', &quot;&quot;), dp='Bukti Potong PPH No Decimal')" xlink:type="simple">PPH_4</text:a></text:span></text:p></draw:text-box></draw:frame><draw:frame text:anchor-type="paragraph" draw:z-index="76" draw:style-name="gr11" draw:text-style-name="P7" svg:width="1.587in" svg:height="0.2098in" svg:x="5.9382in" svg:y="3.978in"><draw:text-box><text:p text:style-name="P8"><text:span text:style-name="T4"><text:a xlink:href="python://formatLang(get_matrix_line(3).get('pph_dipotong', &quot;&quot;), dp='Bukti Potong PPH No Decimal')" xlink:type="simple">PPH_3</text:a></text:span></text:p></draw:text-box></draw:frame><draw:frame text:anchor-type="paragraph" draw:z-index="77" draw:style-name="gr11" draw:text-style-name="P7" svg:width="1.5831in" svg:height="0.2098in" svg:x="5.95in" svg:y="3.7571in"><draw:text-box><text:p text:style-name="P8"><text:span text:style-name="T4"><text:a xlink:href="python://formatLang(get_matrix_line(2).get('pph_dipotong', &quot;&quot;), dp='Bukti Potong PPH No Decimal')" xlink:type="simple">PPH_2</text:a></text:span></text:p></draw:text-box></draw:frame><draw:frame text:anchor-type="paragraph" draw:z-index="78" draw:style-name="gr11" draw:text-style-name="P7" svg:width="1.5787in" svg:height="0.2098in" svg:x="5.95in" svg:y="3.5283in"><draw:text-box><text:p text:style-name="P8"><text:span text:style-name="T4"><text:a xlink:href="python://formatLang(get_matrix_line(1).get('pph_dipotong', &quot;&quot;), dp='Bukti Potong PPH No Decimal')" xlink:type="simple">PPH_1</text:a></text:span></text:p></draw:text-box></draw:frame><draw:frame text:anchor-type="paragraph" draw:z-index="79" draw:style-name="gr11" draw:text-style-name="P7" svg:width="1.5831in" svg:height="0.2098in" svg:x="5.95in" svg:y="5.7752in"><draw:text-box><text:p text:style-name="P8"><text:span text:style-name="T4"><text:a xlink:href="python://formatLang(get_matrix_line(6).get('pph_dipotong', &quot;&quot;), dp='Bukti Potong PPH No Decimal')" xlink:type="simple">PPH_6</text:a></text:span></text:p></draw:text-box></draw:frame><draw:frame text:anchor-type="paragraph" draw:z-index="80" draw:style-name="gr11" draw:text-style-name="P7" svg:width="1.5831in" svg:height="0.2098in" svg:x="5.95in" svg:y="6.0055in"><draw:text-box><text:p text:style-name="P8"><text:span text:style-name="T4"><text:a xlink:href="python://formatLang(get_matrix_line(7).get('pph_dipotong', &quot;&quot;), dp='Bukti Potong PPH No Decimal')" xlink:type="simple">PPH_7</text:a></text:span></text:p></draw:text-box></draw:frame><draw:frame text:anchor-type="paragraph" draw:z-index="81" draw:style-name="gr11" draw:text-style-name="P7" svg:width="1.5913in" svg:height="0.2098in" svg:x="5.9417in" svg:y="6.2272in"><draw:text-box><text:p text:style-name="P8"><text:span text:style-name="T4"><text:a xlink:href="python://formatLang(get_matrix_line(8).get('pph_dipotong', &quot;&quot;), dp='Bukti Potong PPH No Decimal')" xlink:type="simple">PPH_8</text:a></text:span></text:p></draw:text-box></draw:frame><draw:frame text:anchor-type="paragraph" draw:z-index="82" draw:style-name="gr11" draw:text-style-name="P7" svg:width="1.5996in" svg:height="0.2098in" svg:x="5.922in" svg:y="6.6783in"><draw:text-box><text:p text:style-name="P8"><text:span text:style-name="T4"><text:a xlink:href="python://formatLang(get_matrix_line(9).get('pph_dipotong', &quot;&quot;), dp='Bukti Potong PPH No Decimal')" xlink:type="simple">PPH_9</text:a></text:span></text:p></draw:text-box></draw:frame><draw:frame text:anchor-type="paragraph" draw:z-index="83" draw:style-name="gr11" draw:text-style-name="P7" svg:width="1.5996in" svg:height="0.2106in" svg:x="5.9374in" svg:y="6.9126in"><draw:text-box><text:p text:style-name="P8"><text:span text:style-name="T4"><text:a xlink:href="python://formatLang(get_matrix_line(10).get('pph_dipotong', &quot;&quot;), dp='Bukti Potong PPH No Decimal')" xlink:type="simple">PPH_10</text:a></text:span></text:p></draw:text-box></draw:frame><draw:frame text:anchor-type="paragraph" draw:z-index="84" draw:style-name="gr11" draw:text-style-name="P7" svg:width="1.5953in" svg:height="0.2098in" svg:x="5.9339in" svg:y="7.1346in"><draw:text-box><text:p text:style-name="P8"><text:span text:style-name="T4"><text:a xlink:href="python://formatLang(get_matrix_line(11).get('pph_dipotong', &quot;&quot;), dp='Bukti Potong PPH No Decimal')" xlink:type="simple">PPH_11</text:a></text:span></text:p></draw:text-box></draw:frame><draw:frame text:anchor-type="paragraph" draw:z-index="85" draw:style-name="gr11" draw:text-style-name="P7" svg:width="1.5953in" svg:height="0.2098in" svg:x="5.9339in" svg:y="7.3646in"><draw:text-box><text:p text:style-name="P8"><text:span text:style-name="T4"><text:a xlink:href="python://formatLang(get_matrix_line(12).get('pph_dipotong', &quot;&quot;), dp='Bukti Potong PPH No Decimal')" xlink:type="simple">PPH_12</text:a></text:span></text:p></draw:text-box></draw:frame><draw:frame text:anchor-type="paragraph" draw:z-index="86" draw:style-name="gr11" draw:text-style-name="P7" svg:width="1.5953in" svg:height="0.2098in" svg:x="5.9299in" svg:y="7.5953in"><draw:text-box><text:p text:style-name="P8"><text:span text:style-name="T4"><text:a xlink:href="python://formatLang(get_matrix_line(13).get('pph_dipotong', &quot;&quot;), dp='Bukti Potong PPH No Decimal')" xlink:type="simple">PPH_13</text:a></text:span></text:p></draw:text-box></draw:frame><draw:frame text:anchor-type="paragraph" draw:z-index="87" draw:style-name="gr11" draw:text-style-name="P7" svg:width="1.5953in" svg:height="0.2098in" svg:x="5.9374in" svg:y="7.8173in"><draw:text-box><text:p text:style-name="P8"><text:span text:style-name="T4"><text:a xlink:href="python://formatLang(get_matrix_line(14).get('pph_dipotong', &quot;&quot;), dp='Bukti Potong PPH No Decimal')" xlink:type="simple">PPH_14</text:a></text:span></text:p></draw:text-box></draw:frame><draw:frame text:anchor-type="paragraph" draw:z-index="88" draw:style-name="gr11" draw:text-style-name="P9" svg:width="0.2276in" svg:height="0.1476in" svg:x="4.6126in" svg:y="4.8984in"><draw:text-box><text:p text:style-name="P3"><text:span text:style-name="T4"><text:a xlink:href="python://get_matrix_line(5).get('tarif',%20%22%22)" xlink:type="simple">5</text:a></text:span></text:p></draw:text-box></draw:frame><draw:frame text:anchor-type="paragraph" draw:z-index="89" draw:style-name="gr11" draw:text-style-name="P9" svg:width="0.2276in" svg:height="0.1476in" svg:x="4.6189in" svg:y="4.2291in"><draw:text-box><text:p text:style-name="P3"><text:span text:style-name="T4"><text:a xlink:href="python://get_matrix_line(4).get('tarif',%20%22%22)" xlink:type="simple">4</text:a></text:span></text:p></draw:text-box></draw:frame><draw:frame text:anchor-type="paragraph" draw:z-index="90" draw:style-name="gr11" draw:text-style-name="P9" svg:width="0.2524in" svg:height="0.1559in" svg:x="4.6063in" svg:y="3.9854in"><draw:text-box><text:p text:style-name="P3"><text:span text:style-name="T4"><text:a xlink:href="python://get_matrix_line(3).get('tarif',%20%22%22)" xlink:type="simple">3</text:a></text:span></text:p></draw:text-box></draw:frame><draw:frame text:anchor-type="paragraph" draw:z-index="91" draw:style-name="gr11" draw:text-style-name="P9" svg:width="0.2398in" svg:height="0.1469in" svg:x="4.6126in" svg:y="3.7811in"><draw:text-box><text:p text:style-name="P3"><text:span text:style-name="T4"><text:a xlink:href="python://get_matrix_line(2).get('tarif',%20%22%22)" xlink:type="simple">2</text:a></text:span></text:p></draw:text-box></draw:frame><draw:frame text:anchor-type="paragraph" draw:z-index="92" draw:style-name="gr11" draw:text-style-name="P9" svg:width="0.248in" svg:height="0.1512in" svg:x="4.6083in" svg:y="3.5366in"><draw:text-box><text:p text:style-name="P3"><text:span text:style-name="T4"><text:a xlink:href="python://get_matrix_line(1).get('tarif',%20%22%22)" xlink:type="simple">1</text:a></text:span></text:p></draw:text-box></draw:frame><draw:frame text:anchor-type="paragraph" draw:z-index="93" draw:style-name="gr11" draw:text-style-name="P9" svg:width="0.2315in" svg:height="0.1594in" svg:x="4.6244in" svg:y="5.7866in"><draw:text-box><text:p text:style-name="P3"><text:span text:style-name="T4"><text:a xlink:href="python://get_matrix_line(6).get('tarif',%20%22%22)" xlink:type="simple">6</text:a></text:span></text:p></draw:text-box></draw:frame><draw:frame text:anchor-type="paragraph" draw:z-index="94" draw:style-name="gr11" draw:text-style-name="P9" svg:width="0.2398in" svg:height="0.1413in" svg:x="4.6201in" svg:y="6.0256in"><draw:text-box><text:p text:style-name="P3"><text:span text:style-name="T4"><text:a xlink:href="python://get_matrix_line(7).get('tarif',%20%22%22)" xlink:type="simple">7</text:a></text:span></text:p></draw:text-box></draw:frame><draw:frame text:anchor-type="paragraph" draw:z-index="95" draw:style-name="gr11" draw:text-style-name="P9" svg:width="0.2358in" svg:height="0.1476in" svg:x="4.6201in" svg:y="6.2354in"><draw:text-box><text:p text:style-name="P3"><text:span text:style-name="T4"><text:a xlink:href="python://get_matrix_line(8).get('tarif',%20%22%22)" xlink:type="simple">8</text:a></text:span></text:p></draw:text-box></draw:frame><draw:frame text:anchor-type="paragraph" draw:z-index="96" draw:style-name="gr11" draw:text-style-name="P9" svg:width="0.2398in" svg:height="0.1488in" svg:x="4.6161in" svg:y="6.698in"><draw:text-box><text:p text:style-name="P3"><text:span text:style-name="T4"><text:a xlink:href="python://get_matrix_line(9).get('tarif',%20%22%22)" xlink:type="simple">9</text:a></text:span></text:p></draw:text-box></draw:frame><draw:frame text:anchor-type="paragraph" draw:z-index="97" draw:style-name="gr11" draw:text-style-name="P7" svg:width="0.2398in" svg:height="0.1496in" svg:x="4.6118in" svg:y="6.9189in"><draw:text-box><text:p text:style-name="P3"><text:span text:style-name="T4"><text:a xlink:href="python://get_matrix_line(10).get('tarif',%20%22%22)" xlink:type="simple">10</text:a></text:span></text:p></draw:text-box></draw:frame><draw:frame text:anchor-type="paragraph" draw:z-index="98" draw:style-name="gr11" draw:text-style-name="P7" svg:width="0.2398in" svg:height="0.1559in" svg:x="4.6161in" svg:y="7.152in"><draw:text-box><text:p text:style-name="P3"><text:span text:style-name="T4"><text:a xlink:href="python://get_matrix_line(11).get('tarif',%20%22%22)" xlink:type="simple">11</text:a></text:span></text:p></draw:text-box></draw:frame><draw:frame text:anchor-type="paragraph" draw:z-index="99" draw:style-name="gr11" draw:text-style-name="P7" svg:width="0.2398in" svg:height="0.1378in" svg:x="4.6126in" svg:y="7.3953in"><draw:text-box><text:p text:style-name="P3"><text:span text:style-name="T4"><text:a xlink:href="python://get_matrix_line(12).get('tarif',%20%22%22)" xlink:type="simple">12</text:a></text:span></text:p></draw:text-box></draw:frame><draw:frame text:anchor-type="paragraph" draw:z-index="100" draw:style-name="gr11" draw:text-style-name="P7" svg:width="0.2398in" svg:height="0.148in" svg:x="4.6126in" svg:y="7.6063in"><draw:text-box><text:p text:style-name="P3"><text:span text:style-name="T4"><text:a xlink:href="python://get_matrix_line(13).get('tarif',%20%22%22)" xlink:type="simple">13</text:a></text:span></text:p></draw:text-box></draw:frame><draw:frame text:anchor-type="paragraph" draw:z-index="101" draw:style-name="gr11" draw:text-style-name="P7" svg:width="0.2398in" svg:height="0.1441in" svg:x="4.6126in" svg:y="7.8362in"><draw:text-box><text:p text:style-name="P3"><text:span text:style-name="T4"><text:a xlink:href="python://get_matrix_line(14).get('tarif',%20%22%22)" xlink:type="simple">14</text:a></text:span></text:p></draw:text-box></draw:frame><draw:frame text:anchor-type="paragraph" draw:z-index="102" draw:style-name="gr11" draw:text-style-name="P7" svg:width="1.6031in" svg:height="0.2012in" svg:x="0.9591in" svg:y="6.6437in"><draw:text-box><text:p text:style-name="P10"><text:span text:style-name="T4"><text:a xlink:href="python://get_matrix_line(9).get('tax_code_name',%20%22%22)" xlink:type="simple">LAIN_9</text:a></text:span></text:p></draw:text-box></draw:frame><draw:frame text:anchor-type="paragraph" draw:z-index="103" draw:style-name="gr11" draw:text-style-name="P7" svg:width="1.6031in" svg:height="0.2016in" svg:x="0.9591in" svg:y="6.8598in"><draw:text-box><text:p text:style-name="P10"><text:span text:style-name="T4"><text:a xlink:href="python://get_matrix_line(10).get('tax_code_name',%20%22%22)" xlink:type="simple">LAIN_10</text:a></text:span></text:p></draw:text-box></draw:frame><draw:frame text:anchor-type="paragraph" draw:z-index="104" draw:style-name="gr11" draw:text-style-name="P7" svg:width="1.6031in" svg:height="0.2016in" svg:x="0.9591in" svg:y="7.0665in"><draw:text-box><text:p text:style-name="P10"><text:span text:style-name="T4"><text:a xlink:href="python://get_matrix_line(11).get('tax_code_name',%20%22%22)" xlink:type="simple">LAIN_11</text:a></text:span></text:p></draw:text-box></draw:frame><draw:frame text:anchor-type="paragraph" draw:z-index="105" draw:style-name="gr11" draw:text-style-name="P7" svg:width="1.6031in" svg:height="0.2012in" svg:x="0.9591in" svg:y="7.2866in"><draw:text-box><text:p text:style-name="P10"><text:span text:style-name="T4"><text:a xlink:href="python://get_matrix_line(12).get('tax_code_name',%20%22%22)" xlink:type="simple">LAIN_12</text:a></text:span></text:p></draw:text-box></draw:frame><draw:frame text:anchor-type="paragraph" draw:z-index="106" draw:style-name="gr11" draw:text-style-name="P7" svg:width="1.6031in" svg:height="0.2012in" svg:x="0.9591in" svg:y="7.5071in"><draw:text-box><text:p text:style-name="P10"><text:span text:style-name="T4"><text:a xlink:href="python://get_matrix_line(13).get('tax_code_name',%20%22%22)" xlink:type="simple">LAIN_13</text:a></text:span></text:p></draw:text-box></draw:frame><draw:frame text:anchor-type="paragraph" draw:z-index="107" draw:style-name="gr11" draw:text-style-name="P7" svg:width="1.6031in" svg:height="0.2012in" svg:x="0.9591in" svg:y="7.7272in"><draw:text-box><text:p text:style-name="P10"><text:span text:style-name="T4"><text:a xlink:href="python://get_matrix_line(14).get('tax_code_name',%20%22%22)" xlink:type="simple">LAIN_14</text:a></text:span></text:p></draw:text-box></draw:frame><draw:frame text:anchor-type="paragraph" draw:z-index="108" draw:style-name="gr11" draw:text-style-name="P7" svg:width="1.6413in" svg:height="0.2094in" svg:x="2.5626in" svg:y="8.2484in"><draw:text-box><text:p text:style-name="P8"><text:span text:style-name="T4"><text:a xlink:href="python://formatLang(get_total_bruto(), dp='Bukti Potong PPH No Decimal')" xlink:type="simple">TOTAL BRUTO</text:a></text:span></text:p></draw:text-box></draw:frame><draw:frame text:anchor-type="paragraph" draw:z-index="109" draw:style-name="gr11" draw:text-style-name="P7" svg:width="1.6685in" svg:height="0.2157in" svg:x="5.8634in" svg:y="8.2425in"><draw:text-box><text:p text:style-name="P8"><text:span text:style-name="T4"><text:a xlink:href="python://formatLang(o.total_tax, dp='Bukti Potong PPH No Decimal')" xlink:type="simple">TOTAL PPH</text:a></text:span></text:p></draw:text-box></draw:frame><draw:frame text:anchor-type="paragraph" draw:z-index="110" draw:style-name="gr10" draw:text-style-name="P7" svg:width="6.2969in" svg:height="0.1835in" svg:x="0.9472in" svg:y="8.4866in"><draw:text-box><text:p text:style-name="P11"><text:span text:style-name="T5"><text:a xlink:href="python://get_terbilang(o.total_tax)" xlink:type="simple">TERBILANG</text:a></text:span></text:p></draw:text-box></draw:frame><draw:frame text:anchor-type="paragraph" draw:z-index="161" draw:style-name="gr11" draw:text-style-name="P7" svg:width="2.1697in" svg:height="0.1835in" svg:x="4.4492in" svg:y="11.3008in"><draw:text-box><text:p text:style-name="P3"><text:span text:style-name="T4"><text:a xlink:href="python://o.ttd_id.name" xlink:type="simple">TTD</text:a></text:span></text:p></draw:text-box></draw:frame><draw:frame text:anchor-type="paragraph" draw:z-index="162" draw:style-name="gr11" draw:text-style-name="P7" svg:width="0.948in" svg:height="0.1835in" svg:x="4.1484in" svg:y="9.0402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63" draw:style-name="gr11" draw:text-style-name="P7" svg:width="1.148in" svg:height="0.1835in" svg:x="5.1811in" svg:y="9.0465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64" draw:style-name="gr11" draw:text-style-name="P7" svg:width="0.3142in" svg:height="0.1835in" svg:x="6.6016in" svg:y="9.0402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0622in" svg:height="0.1835in" svg:x="3.0937in" svg:y="1.5071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1A3A071D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6T16:53:08.097655067</dc:date>
    <meta:editing-duration>PT10H9M16S</meta:editing-duration>
    <meta:editing-cycles>123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